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Issu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Not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Attachmen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Customfield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History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8:00:58.0643727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29T18:27:37.501141714</dc:date>
    <meta:editing-duration>PT8H4M56S</meta:editing-duration>
    <meta:editing-cycles>58</meta:editing-cycles>
    <meta:generator>LibreOffice/6.2.3.2$Linux_X86_64 LibreOffice_project/20$Build-2</meta:generator>
    <meta:document-statistic meta:table-count="8" meta:cell-count="342" meta:object-count="0"/>
  </office:meta>
</office:document-meta>
</file>